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nrollment Requirements</text:span><text:span text:style-name="T2"/></text:p>
      <text:p text:style-name="P1"><text:span text:style-name="T2"/></text:p>
      <text:p text:style-name="P1"><text:span text:style-name="T2">1.1 Register the game ID;</text:span></text:p>
      <text:p text:style-name="P1"><text:span text:style-name="T2">1.2 Register the NickName identical to the game;</text:span></text:p>
      <text:p text:style-name="P1"><text:span text:style-name="T2"/></text:p>
      <text:p text:style-name="P1"><text:span text:style-name="T3">About the Matches</text:span></text:p>
      <text:p text:style-name="P1"><text:span text:style-name="T4"/></text:p>
      <text:p text:style-name="P1"><text:span text:style-name="T4">2.1 MATTA-MATA mode (custom match);</text:span></text:p>
      <text:p text:style-name="P1"><text:span text:style-name="T4">2.2 TOTAL of 3 matches</text:span></text:p>
      <text:p text:style-name="P1"><text:span text:style-name="T4">2.2.1 At the end of 3 matches, whoever has 2 wins wins, if there is a tie, whoever has more combat points wins;</text:span></text:p>
      <text:p text:style-name="P1"><text:span text:style-name="T4">2.2.2 The first 2 matches will be on alternate HOST;</text:span></text:p>
      <text:p text:style-name="P1"><text:span text:style-name="T4">2.2.3 If you need the third, the player with the most points has the right to host;</text:span></text:p>
      <text:p text:style-name="P1"><text:span text:style-name="T4"/></text:p>
      <text:p text:style-name="P1"><text:span text:style-name="T5">About the Equipment</text:span></text:p>
      <text:p text:style-name="P1"><text:span text:style-name="T6"/></text:p>
      <text:p text:style-name="P1"><text:span text:style-name="T6">3.1 Basic grenades only;</text:span></text:p>
      <text:p text:style-name="P1"><text:span text:style-name="T6">3.2 Medical kit of the player's choice;</text:span></text:p>
      <text:p text:style-name="P1"><text:span text:style-name="T6">3.3 Radar and Anti Radar only;</text:span></text:p>
      <text:p text:style-name="P1"><text:span text:style-name="T6">3.4 All weapons permitted;</text:span></text:p>
      <text:p text:style-name="P1"><text:span text:style-name="T6">3.5 All Permitted Vests;</text:span></text:p>
      <text:p text:style-name="P1"><text:span text:style-name="T6"/></text:p>
      <text:p text:style-name="P1"><text:span text:style-name="T7">About the Tournament</text:span></text:p>
      <text:p text:style-name="P1"><text:span text:style-name="T8"/></text:p>
      <text:p text:style-name="P1"><text:span text:style-name="T8">4.1 Worldwide Format of Selections;</text:span></text:p>
      <text:p text:style-name="P1"><text:span text:style-name="T8">4.2 Selection of the seed (Made by the organization);</text:span></text:p>
      <text:p text:style-name="P1"><text:span text:style-name="T8">4.3 Group draw;</text:span></text:p>
      <text:p text:style-name="P1"><text:span text:style-name="T8">4.4 32 players;</text:span></text:p>
      <text:p text:style-name="P1"><text:span text:style-name="T8">4.5 8 groups with 4 players;</text:span></text:p>
      <text:p text:style-name="P1"><text:span text:style-name="T8">4.6 Everyone in the group faces each other;</text:span></text:p>
      <text:p text:style-name="P1"><text:span text:style-name="T8">4.7 The first 2 Qualify;</text:span></text:p>
      <text:p text:style-name="P1"><text:span text:style-name="T8">4.8 The first-placed team meets the second-placed team from the side;</text:span></text:p>
      <text:p text:style-name="P1"><text:span text:style-name="T8">4.9 Pre-defined keys;</text:span></text:p>
      <text:p text:style-name="P1"><text:span text:style-name="T8"/></text:p>
      <text:p text:style-name="P1"><text:span text:style-name="T9">About the Dates</text:span></text:p>
      <text:p text:style-name="P1"><text:span text:style-name="T10"/></text:p>
      <text:p text:style-name="P1"><text:span text:style-name="T10">5.1 The round will last for 1 week;</text:span></text:p>
      <text:p text:style-name="P1"><text:span text:style-name="T10">5.2 Starting on Friday;</text:span></text:p>
      <text:p text:style-name="P1"><text:span text:style-name="T10">5.3 If the player does not answer the calls for battle marking, he will lose by WO;</text:span></text:p>
      <text:p text:style-name="P1"><text:span text:style-name="T10">5.4 The non-completion of the battle intentionally by the players will result in a tie;</text:span></text:p>
      <text:p text:style-name="P1"><text:span text:style-name="T10"/></text:p>
      <text:p text:style-name="P1"><text:span text:style-name="T11">Punctuation</text:span></text:p>
      <text:p text:style-name="P1"><text:span text:style-name="T12"/></text:p>
      <text:p text:style-name="P1"><text:span text:style-name="T12">6.1 Perfect Victory: 3 points;</text:span></text:p>
      <text:p text:style-name="P1"><text:span text:style-name="T12">6.2 Victory (2x1): 2 points; (if the player wins by the score of 2 x 1, he gets only 2 points)</text:span></text:p>
      <text:p text:style-name="P1"><text:span text:style-name="T12">6.3 Tie: 1 point;</text:span></text:p>
      <text:p text:style-name="P1"><text:span text:style-name="T12">6.4 Defeat (1x2): 1 point;</text:span></text:p>
      <text:p text:style-name="P1"><text:span text:style-name="T12">6.5 Defeat (0x2): 0 point;</text:span></text:p>
      <text:p text:style-name="P1"><text:span text:style-name="T12">6.6 Tiebreaker will be used combat points;</text:span></text:p>
      <text:p text:style-name="P1"><text:span text:style-name="T12"/></text:p>
      <text:p text:style-name="P1"><text:span text:style-name="T13">Validation</text:span></text:p>
      <text:p text:style-name="P1"><text:span text:style-name="T14"/></text:p>
      <text:p text:style-name="P1"><text:span text:style-name="T14">7.1 The match will only be validated if the Screenshots of the battles played are sent;</text:span></text:p>
      <text:p text:style-name="P1"><text:span text:style-name="T14">7.2 The only channel for sending will be through the organizers' private message;</text:span></text:p>
      <text:p text:style-name="P1"><text:span text:style-name="T14"/></text:p>
      <text:p text:style-name="P1"><text:span text:style-name="T15">Punishment</text:span></text:p>
      <text:p text:style-name="P1"><text:span text:style-name="T16"/></text:p>
      <text:p text:style-name="P1"><text:span text:style-name="T16">8.1 If the player fails to comply with one of the equipment rules, he will lose the MATCH in question by the combat score of 200 x 0;</text:span></text:p>
      <text:p text:style-name="P1"><text:span text:style-name="T16">8.2 The player may not change his Nickname without prior notice to the organizers. If you start a round with a different Name, the round will be void and your opponent will win by WO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